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336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6.846cm"/>
    </style:style>
    <style:style style:name="co8" style:family="table-column">
      <style:table-column-properties fo:break-before="auto" style:column-width="5.849cm"/>
    </style:style>
    <style:style style:name="co9" style:family="table-column">
      <style:table-column-properties fo:break-before="auto" style:column-width="5.061cm"/>
    </style:style>
    <style:style style:name="co10" style:family="table-column">
      <style:table-column-properties fo:break-before="auto" style:column-width="9.135cm"/>
    </style:style>
    <style:style style:name="co11" style:family="table-column">
      <style:table-column-properties fo:break-before="auto" style:column-width="6.309cm"/>
    </style:style>
    <style:style style:name="co12" style:family="table-column">
      <style:table-column-properties fo:break-before="auto" style:column-width="4.935cm"/>
    </style:style>
    <style:style style:name="co13" style:family="table-column">
      <style:table-column-properties fo:break-before="auto" style:column-width="6.018cm"/>
    </style:style>
    <style:style style:name="co14" style:family="table-column">
      <style:table-column-properties fo:break-before="auto" style:column-width="6.142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6.038cm"/>
    </style:style>
    <style:style style:name="co17" style:family="table-column">
      <style:table-column-properties fo:break-before="auto" style:column-width="7.535cm"/>
    </style:style>
    <style:style style:name="co18" style:family="table-column">
      <style:table-column-properties fo:break-before="auto" style:column-width="8.341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5.987cm"/>
    </style:style>
    <style:style style:name="co21" style:family="table-column">
      <style:table-column-properties fo:break-before="auto" style:column-width="7.019cm"/>
    </style:style>
    <style:style style:name="co22" style:family="table-column">
      <style:table-column-properties fo:break-before="auto" style:column-width="5.228cm"/>
    </style:style>
    <style:style style:name="co23" style:family="table-column">
      <style:table-column-properties fo:break-before="auto" style:column-width="4.512cm"/>
    </style:style>
    <style:style style:name="co24" style:family="table-column">
      <style:table-column-properties fo:break-before="auto" style:column-width="7.184cm"/>
    </style:style>
    <style:style style:name="co25" style:family="table-column">
      <style:table-column-properties fo:break-before="auto" style:column-width="7.592cm"/>
    </style:style>
    <style:style style:name="co26" style:family="table-column">
      <style:table-column-properties fo:break-before="auto" style:column-width="7.886cm"/>
    </style:style>
    <style:style style:name="co27" style:family="table-column">
      <style:table-column-properties fo:break-before="auto" style:column-width="8.834cm"/>
    </style:style>
    <style:style style:name="co28" style:family="table-column">
      <style:table-column-properties fo:break-before="auto" style:column-width="6.911cm"/>
    </style:style>
    <style:style style:name="co29" style:family="table-column">
      <style:table-column-properties fo:break-before="auto" style:column-width="5.577cm"/>
    </style:style>
    <style:style style:name="co30" style:family="table-column">
      <style:table-column-properties fo:break-before="auto" style:column-width="6.697cm"/>
    </style:style>
    <style:style style:name="co31" style:family="table-column">
      <style:table-column-properties fo:break-before="auto" style:column-width="7.006cm"/>
    </style:style>
    <style:style style:name="co32" style:family="table-column">
      <style:table-column-properties fo:break-before="auto" style:column-width="6.181cm"/>
    </style:style>
    <style:style style:name="co33" style:family="table-column">
      <style:table-column-properties fo:break-before="auto" style:column-width="6.944cm"/>
    </style:style>
    <style:style style:name="co34" style:family="table-column">
      <style:table-column-properties fo:break-before="auto" style:column-width="6.565cm"/>
    </style:style>
    <style:style style:name="co35" style:family="table-column">
      <style:table-column-properties fo:break-before="auto" style:column-width="7.444cm"/>
    </style:style>
    <style:style style:name="co36" style:family="table-column">
      <style:table-column-properties fo:break-before="auto" style:column-width="3.972cm"/>
    </style:style>
    <style:style style:name="co37" style:family="table-column">
      <style:table-column-properties fo:break-before="auto" style:column-width="7.08cm"/>
    </style:style>
    <style:style style:name="co38" style:family="table-column">
      <style:table-column-properties fo:break-before="auto" style:column-width="7.161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ce226" style:family="table-cell" style:parent-style-name="Excel_20_Built-in_20_Normal" style:data-style-name="N60"/>
    <style:style style:name="ce233" style:family="table-cell" style:parent-style-name="Excel_20_Built-in_20_Normal">
      <style:table-cell-properties fo:wrap-option="wrap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61"/>
    <style:style style:name="ce24" style:family="table-cell" style:parent-style-name="Excel_20_Built-in_20_Normal" style:data-style-name="N61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071cm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071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6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ce39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 style:data-style-name="N60">
      <style:table-cell-properties fo:background-color="#b4c7dc"/>
    </style:style>
    <style:style style:name="ce41" style:family="table-cell" style:parent-style-name="Excel_20_Built-in_20_Normal" style:data-style-name="N60">
      <style:table-cell-properties fo:background-color="transparent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E219:Sheet1.CM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Default"/>
        <table:table-column table:style-name="co7" table:default-cell-style-name="Excel_20_Built-in_20_Normal"/>
        <table:table-column table:style-name="co5" table:number-columns-repeated="3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6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table:style-name="ce26" office:value-type="string" calcext:value-type="string">
            <text:p>325ECSsalisWmth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table:style-name="ce38" office:value-type="string" calcext:value-type="string">
            <text:p>335EGSSalisTrip72B452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15EGSSalisGds72B452700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33ECSWokingSalis70A22V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style-name="Excel_20_Built-in_20_Normal" office:value-type="string" calcext:value-type="string">
            <text:p>for news train</text:p>
          </table:table-cell>
          <table:table-cell table:number-columns-repeated="2"/>
          <table:table-cell office:value-type="string" calcext:value-type="string">
            <text:p>loop near loco throat</text:p>
          </table:table-cell>
          <table:table-cell office:value-type="string" calcext:value-type="string">
            <text:p>salisbury gds </text:p>
          </table:table-cell>
          <table:table-cell office:value-type="string" calcext:value-type="string">
            <text:p>Salisbury poole gds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for 70A22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table:style-name="Excel_20_Built-in_20_Normal" office:value-type="string" calcext:value-type="string">
            <text:p>salis e yard 2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west to east trip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Salis E yard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3 woking east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table:style-name="Excel_20_Built-in_20_Normal" office:value-type="string" calcext:value-type="string">
            <text:p>V4_325ECSsalisWmth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V4_335EGSSalisTrip72B452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V4_415EGSSalisGds72B452700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V4_633ECSWokingSalis70A22V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table:style-name="Excel_20_Built-in_20_Normal" office:value-type="string" calcext:value-type="string">
            <text:p>SR_2-Lav_42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salis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maunsel3set1sk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4" table:style-name="ce226" office:value-type="string" calcext:value-type="string">
            <text:p>$static</text:p>
          </table:table-cell>
          <table:table-cell table:number-columns-repeated="23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8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73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41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office:value-type="string" calcext:value-type="string">
            <text:p>Woking</text:p>
          </table:table-cell>
          <table:table-cell table:style-name="Default" table:number-columns-repeated="10"/>
          <table:table-cell/>
          <table:table-cell table:style-name="Default" table:number-columns-repeated="7"/>
          <table:table-cell table:style-name="ce23"/>
          <table:table-cell table:style-name="Default" table:number-columns-repeated="12"/>
          <table:table-cell table:style-name="ce23"/>
          <table:table-cell table:style-name="Default" table:number-columns-repeated="11"/>
          <table:table-cell table:style-name="ce23"/>
          <table:table-cell table:style-name="Default" table:number-columns-repeated="83"/>
          <table:table-cell table:number-columns-repeated="110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31"/>
          <table:table-cell table:style-name="ce24"/>
          <table:table-cell table:number-columns-repeated="11"/>
          <table:table-cell table:style-name="ce24"/>
          <table:table-cell table:number-columns-repeated="453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31"/>
          <table:table-cell table:style-name="ce24"/>
          <table:table-cell table:number-columns-repeated="11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30"/>
          <table:table-cell table:style-name="ce24" table:number-columns-repeated="2"/>
          <table:table-cell table:number-columns-repeated="11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30"/>
          <table:table-cell table:style-name="ce24" table:number-columns-repeated="2"/>
          <table:table-cell table:number-columns-repeated="11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30"/>
          <table:table-cell table:style-name="ce24" table:number-columns-repeated="2"/>
          <table:table-cell table:number-columns-repeated="11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5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60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60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60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60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8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Oakle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Ov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Whitchurch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urstbourn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Loco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Tow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latfo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ull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tock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orse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Mottisfont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Gratel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Po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own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Breamor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ording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aggons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Verwoo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3"/>
          <table:table-cell table:style-name="ce233"/>
          <table:table-cell table:number-columns-repeated="4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1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60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6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60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6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61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60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STATIC has only static or empty trains. NOT FOR PLAYERS</text:p>
          </table:table-cell>
          <table:table-cell table:style-name="ce306"/>
          <table:table-cell table:number-columns-repeated="8" table:style-name="ce233" office:value-type="string" calcext:value-type="string">
            <text:p>Empty train Don`t run</text:p>
          </table:table-cell>
          <table:table-cell/>
          <table:table-cell table:number-columns-repeated="2" table:style-name="ce233" office:value-type="string" calcext:value-type="string">
            <text:p>Empty train Don`t run</text:p>
          </table:table-cell>
          <table:table-cell/>
          <table:table-cell table:style-name="ce233" office:value-type="string" calcext:value-type="string">
            <text:p>Empty train Don`t run</text:p>
          </table:table-cell>
          <table:table-cell table:style-name="ce233"/>
          <table:table-cell table:number-columns-repeated="15" table:style-name="ce233" office:value-type="string" calcext:value-type="string">
            <text:p>Empty train Don`t run</text:p>
          </table:table-cell>
          <table:table-cell table:style-name="ce233"/>
          <table:table-cell table:number-columns-repeated="5" table:style-name="ce233" office:value-type="string" calcext:value-type="string">
            <text:p>Empty train Don`t run</text:p>
          </table:table-cell>
          <table:table-cell table:style-name="ce233"/>
          <table:table-cell table:number-columns-repeated="45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56">
          <table:table-cell table:number-columns-repeated="561"/>
        </table:table-row>
        <table:table-row table:style-name="ro1">
          <table:table-cell table:number-columns-repeated="5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5-01-30T22:15:21.600000000</dc:date>
    <meta:editing-duration>P12DT9H8M36S</meta:editing-duration>
    <meta:editing-cycles>480</meta:editing-cycles>
    <meta:generator>LibreOffice/24.8.4.2$Windows_X86_64 LibreOffice_project/bb3cfa12c7b1bf994ecc5649a80400d06cd71002</meta:generator>
    <meta:document-statistic meta:table-count="1" meta:cell-count="109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E219:Sheet1.CM219" chart:data-source-has-labels="row" svg:x="0.319cm" svg:y="0.18cm" svg:width="15.148cm" svg:height="8.641cm">
          <chart:coordinate-region svg:x="1.414cm" svg:y="0.375cm" svg:width="13.891cm" svg:height="5.549cm"/>
          <chart:axis chart:dimension="x" chart:name="primary-x" chart:style-name="ch4" chartooo:axis-type="auto">
            <chartooo:date-scale/>
            <chart:categories table:cell-range-address="Sheet1.E219:Sheet1.CM21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